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c47e" officeooo:paragraph-rsid="0005c47e"/>
    </style:style>
    <style:style style:name="P2" style:family="paragraph" style:parent-style-name="Standard">
      <style:paragraph-properties fo:text-align="start" style:justify-single-word="false"/>
      <style:text-properties officeooo:rsid="0005c47e" officeooo:paragraph-rsid="0005c47e"/>
    </style:style>
    <style:style style:name="P3" style:family="paragraph" style:parent-style-name="Standard">
      <style:paragraph-properties fo:text-align="start" style:justify-single-word="false"/>
      <style:text-properties officeooo:rsid="00063581" officeooo:paragraph-rsid="00063581"/>
    </style:style>
    <style:style style:name="P4" style:family="paragraph" style:parent-style-name="Standard">
      <style:paragraph-properties fo:text-align="start" style:justify-single-word="false" fo:break-before="page"/>
      <style:text-properties officeooo:rsid="00063581" officeooo:paragraph-rsid="000635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tät Leipzig</text:p>
      <text:p text:style-name="P1">Fakultät für Mathematik und Informatik</text:p>
      <text:p text:style-name="P1">Institut für Informatik</text:p>
      <text:p text:style-name="P1"/>
      <text:p text:style-name="P1">Implementierung eines Document Management Systems mit einer Graphdatenbank auf Basis der DIN EN 82045 Norm</text:p>
      <text:p text:style-name="P1"/>
      <text:p text:style-name="P1"/>
      <text:p text:style-name="P1"/>
      <text:p text:style-name="P1">Bachelorarbeit</text:p>
      <text:p text:style-name="P1"/>
      <text:p text:style-name="P2">Betreuender Hochschullehrer/Dozent(en):<text:tab/>Prof. Dr. Ing. habil. Klaus-Peter Fähnrich</text:p>
      <text:p text:style-name="P2">Betreuender Assistent:<text:tab/><text:tab/><text:tab/>Johannes Schmidt</text:p>
      <text:p text:style-name="P2"/>
      <text:p text:style-name="P3">Leipzig, &lt;nachtragen&gt;<text:tab/><text:tab/><text:tab/>vorgelegt von:<text:tab/><text:tab/>&lt;name&gt;</text:p>
      <text:p text:style-name="P3"><text:tab/><text:tab/><text:tab/><text:tab/><text:tab/><text:tab/><text:tab/><text:tab/><text:tab/>&lt;mat-nr&gt;</text:p>
      <text:p text:style-name="P3"><text:tab/><text:tab/><text:tab/><text:tab/><text:tab/><text:tab/><text:tab/><text:tab/><text:tab/>Studiengang Informatik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0:57:10.422207876</meta:creation-date>
    <dc:date>2016-04-10T11:19:08.177108586</dc:date>
    <meta:editing-duration>PT6M17S</meta:editing-duration>
    <meta:editing-cycles>1</meta:editing-cycles>
    <meta:document-statistic meta:table-count="0" meta:image-count="0" meta:object-count="0" meta:page-count="2" meta:paragraph-count="10" meta:word-count="46" meta:character-count="417" meta:non-whitespace-character-count="358"/>
    <meta:generator>LibreOffice/4.2.8.2$Linux_X86_64 LibreOffice_project/420m0$Build-2</meta:generator>
  </office:meta>
</office:document-meta>
</file>